
<file path=META-INF/manifest.xml><?xml version="1.0" encoding="utf-8"?>
<manifest:manifest xmlns:office="urn:oasis:names:tc:opendocument:xmlns:office:1.0" xmlns:meta="urn:oasis:names:tc:opendocument:xmlns:meta:1.0" xmlns:table="urn:oasis:names:tc:opendocument:xmlns:table:1.0" xmlns:draw="urn:oasis:names:tc:opendocument:xmlns:drawing:1.0" xmlns:style="urn:oasis:names:tc:opendocument:xmlns:style:1.0" xmlns:text="urn:oasis:names:tc:opendocument:xmlns:text:1.0" xmlns:manifest="urn:oasis:names:tc:opendocument:xmlns:manifest:1.0" xmlns:presentation="urn:oasis:names:tc:opendocument:xmlns:presentation:1.0" xmlns:chart="urn:oasis:names:tc:opendocument:xmlns:chart:1.0" xmlns:fo="urn:oasis:names:tc:opendocument:xmlns:xsl-fo-compati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table="urn:oasis:names:tc:opendocument:xmlns:table:1.0" xmlns:draw="urn:oasis:names:tc:opendocument:xmlns:drawing:1.0" xmlns:style="urn:oasis:names:tc:opendocument:xmlns:style:1.0" xmlns:text="urn:oasis:names:tc:opendocument:xmlns:text:1.0" xmlns:manifest="urn:oasis:names:tc:opendocument:xmlns:manifest:1.0" xmlns:presentation="urn:oasis:names:tc:opendocument:xmlns:presentation:1.0" xmlns:chart="urn:oasis:names:tc:opendocument:xmlns:chart:1.0" xmlns:fo="urn:oasis:names:tc:opendocument:xmlns:xsl-fo-compatible:1.0" office:version="1.2">
  <office:automatic-styles/>
  <office:body>
    <office:text>
      <text:h text:style-name="heading-1" text:outline-level="1">Test notebook</text:h>
      <text:p text:style-name="normal"><text:span>This is a text notebook. Here </text:span><text:span text:style-name="italic">are</text:span><text:span> some </text:span><text:span text:style-name="bold">rich text</text:span><text:span>, </text:span><text:span text:style-name="inline-code">code</text:span><text:span>, $</text:span><text:span>\pi</text:span><text:span>\simeq 3.1415$ equations.</text:span></text:p>
      <text:p text:style-name="normal"><text:span>Another equation:</text:span></text:p>
      <text:p text:style-name="normal"><text:span>$$</text:span><text:span>\sum</text:span><text:span>_{i=1}^n x</text:span><text:span>_i$$</text:span></text:p>
      <text:p text:style-name="normal"><text:span>Python code:</text:span></text:p>
      <text:p text:style-name="code"><text:span>&gt;&gt;&gt; # some code in python</text:span><text:line-break/><text:span>... def f(x):</text:span><text:line-break/><text:span>...     y = x * x</text:span><text:line-break/><text:span>...     return y</text:span></text:p>
      <text:p text:style-name="normal"><text:span>Random code:</text:span></text:p>
      <text:p text:style-name="code"><text:span>console.log("hello" + 3);</text:span></text:p>
      <text:p text:style-name="normal"><text:span>Python code:</text:span></text:p>
      <text:p text:style-name="code"><text:span>&gt;&gt;&gt; import IPython</text:span><text:line-break/><text:span>&gt;&gt;&gt; print("Hello world!")</text:span><text:line-break/><text:span>Hello world!</text:span></text:p>
      <text:p text:style-name="code"><text:span>&gt;&gt;&gt; 2*2</text:span><text:line-break/><text:span>4</text:span></text:p>
      <text:p text:style-name="code"><text:span>&gt;&gt;&gt; def decorator(f):</text:span><text:line-break/><text:span>...     return f</text:span></text:p>
      <text:p text:style-name="code"><text:span>&gt;&gt;&gt; @decorator</text:span><text:line-break/><text:span>... def f(x):</text:span><text:line-break/><text:span>...     pass</text:span><text:line-break/><text:span>&gt;&gt;&gt; 3*3</text:span><text:line-break/><text:span>9</text:span></text:p>
      <text:p text:style-name="normal"><text:span>some text</text:span></text:p>
      <text:p text:style-name="code"><text:span>&gt;&gt;&gt; print(4*4)</text:span><text:line-break/><text:span>16</text:span></text:p>
      <text:p text:style-name="code"><text:span>&gt;&gt;&gt; %%bash</text:span><text:line-break/><text:span>... echo 'hello'</text:span><text:line-break/><text:span>hello</text:span></text:p>
      <text:p text:style-name="normal"><text:span>An image:</text:span></text:p>
      <text:p text:style-name="normal"/>
      <text:h text:style-name="heading-3" text:outline-level="3">Subtitle</text:h>
      <text:p text:style-name="normal"><text:span>a list</text:span></text:p>
      <text:list>
        <text:list-item>
          <text:p text:style-name="normal"><text:span>One </text:span><text:span>small (</text:span><text:span text:style-name="url">http://www.google.fr</text:span><text:span>)</text:span><text:span> link</text:span><text:span>!</text:span></text:p>
        </text:list-item>
        <text:list-item>
          <text:list>
            <text:list-item>
              <text:p text:style-name="normal"><text:span>2.1</text:span></text:p>
            </text:list-item>
            <text:list-item>
              <text:p text:style-name="normal"><text:span>2.2</text:span></text:p>
            </text:list-item>
          </text:list>
        </text:list-item>
        <text:list-item>
          <text:p text:style-name="normal"><text:span>Three</text:span></text:p>
        </text:list-item>
      </text:list>
      <text:p text:style-name="normal"><text:span>and</text:span></text:p>
      <text:list text:style-name="_numbered_list">
        <text:list-item>
          <text:p text:style-name="normal"><text:span>Un</text:span></text:p>
        </text:list-item>
        <text:list-item>
          <text:p text:style-name="normal"><text:span>Deux</text:span></text:p>
        </text:list-item>
      </text:list>
      <text:p text:style-name="code"><text:span>&gt;&gt;&gt; import numpy as np</text:span><text:line-break/><text:span>&gt;&gt;&gt; import matplotlib.pyplot as plt</text:span><text:line-break/><text:span>&gt;&gt;&gt; %matplotlib inline</text:span></text:p>
      <text:p text:style-name="code"><text:span>&gt;&gt;&gt; plt.imshow(np.random.rand(5,5,4), interpolation='none');</text:span></text:p>
      <text:p text:style-name="quote"><text:span>TIP (a block quote): That's all folks.</text:span><text:line-break/><text:span>Last line.</text:span></text:p>
      <text:p text:style-name="normal"><text:span>Last paragraph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table="urn:oasis:names:tc:opendocument:xmlns:table:1.0" xmlns:draw="urn:oasis:names:tc:opendocument:xmlns:drawing:1.0" xmlns:style="urn:oasis:names:tc:opendocument:xmlns:style:1.0" xmlns:text="urn:oasis:names:tc:opendocument:xmlns:text:1.0" xmlns:manifest="urn:oasis:names:tc:opendocument:xmlns:manifest:1.0" xmlns:presentation="urn:oasis:names:tc:opendocument:xmlns:presentation:1.0" xmlns:chart="urn:oasis:names:tc:opendocument:xmlns:chart:1.0" xmlns:fo="urn:oasis:names:tc:opendocument:xmlns:xsl-fo-compatible:1.0" office:version="1.2">
  <office:styles>
    <text:list-style style:display-name="_numbered_list" style:name="_numbered_list">
      <text:list-level-style-number text:display-levels="1" text:level="1" style:num-suffix=". " style:num-format="1">
        <style:list-level-properties text:list-level-position-and-space-mode="label-alignment">
          <style:list-level-label-alignment fo:margin-left="1.27cm" text:label-followed-by="listtab" text:list-tab-stop-position="1.27cm" fo:text-indent="-0.635cm"/>
        </style:list-level-properties>
      </text:list-level-style-number>
    </text:list-style>
    <style:style style:display-name="bold" style:family="text" style:name="bold">
      <style:text-properties fo:font-size="12pt" fo:font-weight="bold"/>
    </style:style>
    <style:style style:display-name="code" style:family="paragraph" style:name="code">
      <style:text-properties fo:color="#555555" fo:font-size="10pt" fo:font-weight="bold" fo:font-family="Courier New"/>
    </style:style>
    <style:style style:display-name="heading-1" style:family="paragraph" style:name="heading-1">
      <style:text-properties fo:font-size="24pt" fo:font-weight="bold"/>
    </style:style>
    <style:style style:display-name="heading-2" style:family="paragraph" style:name="heading-2">
      <style:text-properties fo:font-size="22pt" fo:font-weight="bold"/>
    </style:style>
    <style:style style:display-name="heading-3" style:family="paragraph" style:name="heading-3">
      <style:text-properties fo:font-size="20pt" fo:font-weight="bold"/>
    </style:style>
    <style:style style:display-name="heading-4" style:family="paragraph" style:name="heading-4">
      <style:text-properties fo:font-size="18pt" fo:font-weight="bold"/>
    </style:style>
    <style:style style:display-name="heading-5" style:family="paragraph" style:name="heading-5">
      <style:text-properties fo:font-size="16pt" fo:font-weight="bold"/>
    </style:style>
    <style:style style:display-name="heading-6" style:family="paragraph" style:name="heading-6">
      <style:text-properties fo:font-size="14pt" fo:font-weight="bold"/>
    </style:style>
    <style:style style:display-name="inline-code" style:family="text" style:name="inline-code">
      <style:text-properties fo:color="#555555" fo:font-size="10pt" fo:font-weight="bold" fo:font-family="Courier New"/>
    </style:style>
    <style:style style:display-name="italic" style:family="text" style:name="italic">
      <style:text-properties fo:font-style="italic" fo:font-size="12pt"/>
    </style:style>
    <style:style style:display-name="normal" style:family="text" style:name="normal">
      <style:text-properties fo:font-size="12pt"/>
    </style:style>
    <style:style style:display-name="quote" style:family="paragraph" style:name="quote">
      <style:text-properties fo:font-style="italic" fo:font-size="12pt"/>
    </style:style>
    <style:style style:display-name="url" style:family="text" style:name="url">
      <style:text-properties fo:font-size="12pt" fo:font-weight="bold" fo:font-family="Courier"/>
    </style:style>
  </office:styles>
  <office:automatic-styles/>
</office:document-styles>
</file>

<file path=meta.xml><?xml version="1.0" encoding="utf-8"?>
<office:document-meta xmlns:office="urn:oasis:names:tc:opendocument:xmlns:office:1.0" xmlns:meta="urn:oasis:names:tc:opendocument:xmlns:meta:1.0" xmlns:table="urn:oasis:names:tc:opendocument:xmlns:table:1.0" xmlns:draw="urn:oasis:names:tc:opendocument:xmlns:drawing:1.0" xmlns:style="urn:oasis:names:tc:opendocument:xmlns:style:1.0" xmlns:text="urn:oasis:names:tc:opendocument:xmlns:text:1.0" xmlns:manifest="urn:oasis:names:tc:opendocument:xmlns:manifest:1.0" xmlns:presentation="urn:oasis:names:tc:opendocument:xmlns:presentation:1.0" xmlns:chart="urn:oasis:names:tc:opendocument:xmlns:chart:1.0" xmlns:fo="urn:oasis:names:tc:opendocument:xmlns:xsl-fo-compatible:1.0" office:version="1.2">
  <office:meta>
    <meta:generator>ODFPY/1.3.0dev</meta:generator>
  </office:meta>
</office:document-meta>
</file>